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5.8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3.95pt"/>
    </style:style>
    <style:style style:name="co4" style:family="table-column">
      <style:table-column-properties fo:break-before="auto" style:column-width="129.4pt"/>
    </style:style>
    <style:style style:name="co5" style:family="table-column">
      <style:table-column-properties fo:break-before="auto" style:column-width="72.99pt"/>
    </style:style>
    <style:style style:name="co6" style:family="table-column">
      <style:table-column-properties fo:break-before="auto" style:column-width="184.96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Excel_20_Built-in_20_Normal" style:data-style-name="N12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122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22"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122">
      <style:table-cell-properties fo:border-bottom="0.99pt solid #000000" fo:background-color="#d9d9d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 style:data-style-name="N122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 style:data-style-name="N104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9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9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99pt solid #000000" fo:background-color="#d9d9d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pt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9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margin-left="0pt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 calcext:value-type="string">
            <text:p>Part</text:p>
          </table:table-cell>
          <table:table-cell table:style-name="ce9" office:value-type="string" calcext:value-type="string">
            <text:p>Price</text:p>
          </table:table-cell>
          <table:table-cell table:style-name="ce1" office:value-type="string" calcext:value-type="string">
            <text:p>Quantity Purchased</text:p>
          </table:table-cell>
          <table:table-cell table:style-name="ce9" office:value-type="string" calcext:value-type="string">
            <text:p>Total Cost</text:p>
          </table:table-cell>
          <table:table-cell table:style-name="ce1" office:value-type="string" calcext:value-type="string">
            <text:p>Manufactuer / Distributo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Catalog Page #</text:p>
          </table:table-cell>
          <table:table-cell table:style-name="ce1" office:value-type="string" calcext:value-type="string">
            <text:p>Specifications Link</text:p>
          </table:table-cell>
          <table:table-cell table:style-name="ce32" office:value-type="string" calcext:value-type="string" table:number-columns-spanned="6" table:number-rows-spanned="1">
            <text:p>Notes:</text:p>
          </table:table-cell>
          <table:covered-table-cell table:number-columns-repeated="5" table:style-name="ce35"/>
          <table:table-cell table:style-name="ce37" table:number-columns-repeated="1010"/>
        </table:table-row>
        <table:table-row table:style-name="ro1">
          <table:table-cell table:style-name="ce39" office:value-type="string" calcext:value-type="string">
            <text:p>Impellers:</text:p>
          </table:table-cell>
          <table:table-cell table:style-name="ce10"/>
          <table:table-cell table:style-name="ce17"/>
          <table:table-cell table:style-name="ce10"/>
          <table:table-cell table:style-name="ce17" table:number-columns-repeated="4"/>
          <table:table-cell table:style-name="ce39" table:number-columns-repeated="6"/>
          <table:table-cell table:style-name="ce38" table:number-columns-repeated="1010"/>
        </table:table-row>
        <table:table-row table:style-name="ro1">
          <table:table-cell table:style-name="ce3" office:value-type="string" calcext:value-type="string">
            <text:p>Impeller (1A)</text:p>
          </table:table-cell>
          <table:table-cell table:style-name="ce11" office:value-type="float" office:value="54.37" calcext:value-type="float">
            <text:p>$54.37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3]*[.C3]" office:value-type="float" office:value="54.37" calcext:value-type="float">
            <text:p>$54.37</text:p>
          </table:table-cell>
          <table:table-cell table:style-name="ce20" office:value-type="string" calcext:value-type="string">
            <text:p>Shapeways</text:p>
          </table:table-cell>
          <table:table-cell table:style-name="ce18" office:value-type="string" calcext:value-type="string">
            <text:p>1A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Impeller (2A)</text:p>
          </table:table-cell>
          <table:table-cell table:style-name="ce11" office:value-type="float" office:value="54.93" calcext:value-type="float">
            <text:p>$54.93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4]*[.C4]" office:value-type="float" office:value="54.93" calcext:value-type="float">
            <text:p>$54.93</text:p>
          </table:table-cell>
          <table:table-cell table:style-name="ce20" office:value-type="string" calcext:value-type="string">
            <text:p>Shapeways</text:p>
          </table:table-cell>
          <table:table-cell table:style-name="ce18" office:value-type="string" calcext:value-type="string">
            <text:p>2A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Impeller (3A)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5]*[.C5]" office:value-type="float" office:value="0" calcext:value-type="float">
            <text:p>$0.00</text:p>
          </table:table-cell>
          <table:table-cell table:style-name="ce20" office:value-type="string" calcext:value-type="string">
            <text:p>Shapeways</text:p>
          </table:table-cell>
          <table:table-cell table:style-name="ce18" office:value-type="string" calcext:value-type="string">
            <text:p>3A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9" office:value-type="string" calcext:value-type="string">
            <text:p>Rotating assembly:</text:p>
          </table:table-cell>
          <table:table-cell table:style-name="ce13"/>
          <table:table-cell table:style-name="ce19"/>
          <table:table-cell table:style-name="ce13"/>
          <table:table-cell table:style-name="ce21"/>
          <table:table-cell table:style-name="ce19" table:number-columns-repeated="2"/>
          <table:table-cell table:style-name="ce24"/>
          <table:table-cell table:style-name="ce39" table:number-columns-repeated="6"/>
          <table:table-cell table:style-name="ce24" table:number-columns-repeated="1010"/>
        </table:table-row>
        <table:table-row table:style-name="ro2">
          <table:table-cell table:style-name="ce4" office:value-type="string" calcext:value-type="string">
            <text:p>Snap ring </text:p>
          </table:table-cell>
          <table:table-cell table:style-name="ce14" office:value-type="float" office:value="4.24" calcext:value-type="float">
            <text:p>$4.24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7]*[.C7]" office:value-type="float" office:value="4.24" calcext:value-type="float">
            <text:p>$4.24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90967A160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90967A160" xlink:type="simple">https://www.mcmaster.com/#90967A160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4" office:value-type="string" calcext:value-type="string">
            <text:p>Locating Bearing </text:p>
          </table:table-cell>
          <table:table-cell table:style-name="ce14" office:value-type="float" office:value="30.09" calcext:value-type="float">
            <text:p>$30.09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8]*[.C8]" office:value-type="float" office:value="30.09" calcext:value-type="float">
            <text:p>$30.09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6680K11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6680K11" xlink:type="simple">https://www.mcmaster.com/#6680K11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4" office:value-type="string" calcext:value-type="string">
            <text:p>Non-locating bearing </text:p>
          </table:table-cell>
          <table:table-cell table:style-name="ce14" office:value-type="float" office:value="6.44" calcext:value-type="float">
            <text:p>$6.44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9]*[.C9]" office:value-type="float" office:value="6.44" calcext:value-type="float">
            <text:p>$6.44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5972K94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5972K94" xlink:type="simple">https://www.mcmaster.com/#5972K94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4" office:value-type="string" calcext:value-type="string">
            <text:p>Collar</text:p>
          </table:table-cell>
          <table:table-cell table:style-name="ce14" office:value-type="float" office:value="17.12" calcext:value-type="float">
            <text:p>$17.12</text:p>
          </table:table-cell>
          <table:table-cell table:style-name="ce18" office:value-type="float" office:value="2" calcext:value-type="float">
            <text:p>2</text:p>
          </table:table-cell>
          <table:table-cell table:style-name="ce12" table:formula="of:=[.B10]*[.C10]" office:value-type="float" office:value="34.24" calcext:value-type="float">
            <text:p>$34.24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6343K94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6343k94/=175mlyd" xlink:type="simple">https://www.mcmaster.com/#6343k94/=175mlyd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4" office:value-type="string" calcext:value-type="string">
            <text:p>Shaft coupler</text:p>
          </table:table-cell>
          <table:table-cell table:style-name="ce12" office:value-type="float" office:value="5.68" calcext:value-type="float">
            <text:p>$5.68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11]*[.C11]" office:value-type="float" office:value="5.68" calcext:value-type="float">
            <text:p>$5.68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5395T212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5395t212/=175pscr" xlink:type="simple">https://www.mcmaster.com/#5395t212/=175pscr</text:a></text:p>
          </table:table-cell>
          <table:table-cell table:style-name="ce34" table:number-columns-repeated="6"/>
          <table:table-cell table:number-columns-repeated="1010"/>
        </table:table-row>
        <table:table-row table:style-name="ro1">
          <table:table-cell table:style-name="ce5" office:value-type="string" calcext:value-type="string">
            <text:p>Electrical:</text:p>
          </table:table-cell>
          <table:table-cell table:style-name="ce15"/>
          <table:table-cell table:style-name="ce19"/>
          <table:table-cell table:style-name="ce13"/>
          <table:table-cell table:style-name="ce23"/>
          <table:table-cell table:style-name="ce19" table:number-columns-repeated="2"/>
          <table:table-cell table:style-name="ce29"/>
          <table:table-cell table:style-name="ce39" table:number-columns-repeated="6"/>
          <table:table-cell table:style-name="ce24" table:number-columns-repeated="1010"/>
        </table:table-row>
        <table:table-row table:style-name="ro1">
          <table:table-cell table:style-name="ce3" office:value-type="string" calcext:value-type="string">
            <text:p>Motor</text:p>
          </table:table-cell>
          <table:table-cell table:style-name="ce12" office:value-type="float" office:value="97.89" calcext:value-type="float">
            <text:p>$97.89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13]*[.C13]" office:value-type="float" office:value="97.89" calcext:value-type="float">
            <text:p>$97.89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float" office:value="9052000029" calcext:value-type="float">
            <text:p>9052000029</text:p>
          </table:table-cell>
          <table:table-cell table:style-name="ce18" office:value-type="string" calcext:value-type="string">
            <text:p>N/A</text:p>
          </table:table-cell>
          <table:table-cell table:style-name="ce30" table:formula="of:=HYPERLINK(&quot;https://hobbyking.com/en_us/turnigy-aquastar-t20-3t-730kv-1280kv-water-cooled-brushless-motor.html?___store=en_us&quot;;&quot;https://hobbyking.com/en_us/turnigy-aquastar-t20-3t-730kv-1280kv-water-cooled-brushless-motor.html?___store=en_us&quot;)" office:value-type="string" office:string-value="https://hobbyking.com/en_us/turnigy-aquastar-t20-3t-730kv-1280kv-water-cooled-brushless-motor.html?___store=en_us" calcext:value-type="string">
            <text:p>https://hobbyking.com/en_us/turnigy-aquastar-t20-3t-730kv-1280kv-water-cooled-brushless-motor.html?___store=en_us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 calcext:value-type="string">
            <text:p>ESC</text:p>
          </table:table-cell>
          <table:table-cell table:style-name="ce12" office:value-type="float" office:value="247.07" calcext:value-type="float">
            <text:p>$247.07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14]*[.C14]" office:value-type="float" office:value="247.07" calcext:value-type="float">
            <text:p>$247.07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string" calcext:value-type="string">
            <text:p>9163000003-0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hobbyking.com/en_us/turnigy-aquastar-240a-water-cooled-esc.html" xlink:type="simple">https://hobbyking.com/en_us/turnigy-aquastar-240a-water-cooled-esc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 calcext:value-type="string">
            <text:p>Wire (8GA)</text:p>
          </table:table-cell>
          <table:table-cell table:style-name="ce12" office:value-type="float" office:value="3.5" calcext:value-type="float">
            <text:p>$3.50</text:p>
          </table:table-cell>
          <table:table-cell table:style-name="ce18" office:value-type="float" office:value="2" calcext:value-type="float">
            <text:p>2</text:p>
          </table:table-cell>
          <table:table-cell table:style-name="ce12" table:formula="of:=[.B15]*[.C15]" office:value-type="float" office:value="7" calcext:value-type="float">
            <text:p>$7.00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string" calcext:value-type="string">
            <text:p>171000710-0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hobbyking.com/en_us/turnigy-high-quality-8awg-silicone-wire-1m-black.html" xlink:type="simple">https://hobbyking.com/en_us/turnigy-high-quality-8awg-silicone-wire-1m-black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 calcext:value-type="string">
            <text:p>Bullet Connectors</text:p>
          </table:table-cell>
          <table:table-cell table:style-name="ce12" office:value-type="float" office:value="18" calcext:value-type="float">
            <text:p>$18.00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16]*[.C16]" office:value-type="float" office:value="18" calcext:value-type="float">
            <text:p>$18.00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string" calcext:value-type="string">
            <text:p>AM8mm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hobbyking.com/en_us/8mm-gold-connectors-12-pack.html" xlink:type="simple">https://hobbyking.com/en_us/8mm-gold-connectors-12-pack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 calcext:value-type="string">
            <text:p>Batteries</text:p>
          </table:table-cell>
          <table:table-cell table:style-name="ce12" office:value-type="float" office:value="157.57" calcext:value-type="float">
            <text:p>$157.57</text:p>
          </table:table-cell>
          <table:table-cell table:style-name="ce18" office:value-type="float" office:value="2" calcext:value-type="float">
            <text:p>2</text:p>
          </table:table-cell>
          <table:table-cell table:style-name="ce12" table:formula="of:=[.B17]*[.C17]" office:value-type="float" office:value="315.14" calcext:value-type="float">
            <text:p>$315.14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string" calcext:value-type="string">
            <text:p>9067000112-0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hobbyking.com/en_us/turnigy-graphene-12000mah-6s-15c-w-5-5mm-bullet-connector.html" xlink:type="simple">https://hobbyking.com/en_us/turnigy-graphene-12000mah-6s-15c-w-5-5mm-bullet-connector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6" office:value-type="string" calcext:value-type="string">
            <text:p>Mechanical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39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1">
          <table:table-cell table:style-name="ce3" office:value-type="string" calcext:value-type="string">
            <text:p>Bearing plate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19]*[.C19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BP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Impeller housing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20]*[.C20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H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Motor mount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21]*[.C21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MM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Seal plates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22]*[.C22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SP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Shaft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23]*[.C23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SFT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6" office:value-type="string" calcext:value-type="string">
            <text:p>Hydraulic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39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2">
          <table:table-cell table:style-name="ce7" office:value-type="string" calcext:value-type="string">
            <text:p>1/8" Tube OD x 1/8 NPT Male</text:p>
          </table:table-cell>
          <table:table-cell table:style-name="ce12" office:value-type="float" office:value="13.54" calcext:value-type="float">
            <text:p>$13.54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25]*[.C25]" office:value-type="float" office:value="13.54" calcext:value-type="float">
            <text:p>$13.54</text:p>
          </table:table-cell>
          <table:table-cell table:style-name="ce20" office:value-type="string" calcext:value-type="string">
            <text:p>Swagelok\Mcmaster Carr</text:p>
          </table:table-cell>
          <table:table-cell table:style-name="ce18" office:value-type="string" calcext:value-type="string">
            <text:p>50715K411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www.mcmaster.com/#50715k411/=175q0y8" xlink:type="simple">https://www.mcmaster.com/#50715k411/=175q0y8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8"/>
          <table:table-cell table:style-name="ce12"/>
          <table:table-cell table:style-name="ce18"/>
          <table:table-cell table:style-name="ce12" table:formula="of:=[.B26]*[.C26]" office:value-type="float" office:value="0" calcext:value-type="float">
            <text:p>$0.00</text:p>
          </table:table-cell>
          <table:table-cell/>
          <table:table-cell table:style-name="ce18"/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8"/>
          <table:table-cell table:style-name="ce12"/>
          <table:table-cell table:style-name="ce18"/>
          <table:table-cell table:style-name="ce12" table:formula="of:=[.B27]*[.C27]" office:value-type="float" office:value="0" calcext:value-type="float">
            <text:p>$0.00</text:p>
          </table:table-cell>
          <table:table-cell/>
          <table:table-cell table:style-name="ce18" table:number-columns-repeated="2"/>
          <table:table-cell/>
          <table:table-cell table:style-name="ce34" table:number-columns-repeated="6"/>
          <table:table-cell table:number-columns-repeated="1010"/>
        </table:table-row>
        <table:table-row table:style-name="ro1">
          <table:table-cell table:style-name="ce6" office:value-type="string" calcext:value-type="string">
            <text:p>Fasteners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39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2">
          <table:table-cell table:style-name="ce3" office:value-type="string" calcext:value-type="string">
            <text:p>M4x4 button head cap screw</text:p>
          </table:table-cell>
          <table:table-cell table:style-name="ce11" office:value-type="float" office:value="7.8" calcext:value-type="float">
            <text:p>$7.80</text:p>
          </table:table-cell>
          <table:table-cell table:style-name="ce18" office:value-type="float" office:value="100" calcext:value-type="float">
            <text:p>100</text:p>
          </table:table-cell>
          <table:table-cell table:style-name="ce12" table:formula="of:=[.B29]*[.C29]/100" office:value-type="float" office:value="7.8" calcext:value-type="float">
            <text:p>$7.80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92095A476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www.mcmaster.com/#92095a476/=175pv7g" xlink:type="simple">https://www.mcmaster.com/#92095a476/=175pv7g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 calcext:value-type="string">
            <text:p>M4x8 socket head screw</text:p>
          </table:table-cell>
          <table:table-cell table:style-name="ce12" office:value-type="float" office:value="6" calcext:value-type="float">
            <text:p>$6.00</text:p>
          </table:table-cell>
          <table:table-cell table:style-name="ce18" office:value-type="float" office:value="100" calcext:value-type="float">
            <text:p>100</text:p>
          </table:table-cell>
          <table:table-cell table:style-name="ce12" table:formula="of:=[.B30]*[.C30]/5" office:value-type="float" office:value="120" calcext:value-type="float">
            <text:p>$120.00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91292A108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www.mcmaster.com/#91292a108/=175pwyi" xlink:type="simple">https://www.mcmaster.com/#91292a108/=175pwyi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 calcext:value-type="string">
            <text:p>M4x30 socket head screw</text:p>
          </table:table-cell>
          <table:table-cell table:style-name="ce12" office:value-type="float" office:value="4.83" calcext:value-type="float">
            <text:p>$4.83</text:p>
          </table:table-cell>
          <table:table-cell table:style-name="ce18" office:value-type="float" office:value="5" calcext:value-type="float">
            <text:p>5</text:p>
          </table:table-cell>
          <table:table-cell table:style-name="ce12" table:formula="of:=[.B31]*[.C31]/5" office:value-type="float" office:value="4.83" calcext:value-type="float">
            <text:p>$4.83</text:p>
          </table:table-cell>
          <table:table-cell table:style-name="ce22" office:value-type="string" calcext:value-type="string">
            <text:p>McMaster Carr</text:p>
          </table:table-cell>
          <table:table-cell table:style-name="ce25" office:value-type="string" calcext:value-type="string">
            <text:p>91290A172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www.mcmaster.com/#91290a172/=175py34" xlink:type="simple">https://www.mcmaster.com/#91290a172/=175py34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6" office:value-type="string" calcext:value-type="string">
            <text:p>Tooling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39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3">
          <table:table-cell table:style-name="ce8"/>
          <table:table-cell table:style-name="ce16"/>
          <table:table-cell table:style-name="ce18"/>
          <table:table-cell table:style-name="ce12"/>
          <table:table-cell/>
          <table:table-cell table:style-name="ce26"/>
          <table:table-cell table:style-name="ce18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8"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8"/>
          <table:table-cell table:style-name="ce16"/>
          <table:table-cell table:style-name="ce18"/>
          <table:table-cell table:style-name="ce12"/>
          <table:table-cell/>
          <table:table-cell table:style-name="ce27"/>
          <table:table-cell table:style-name="ce18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4" table:number-rows-repeated="1047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1:22:31.0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1:22:41.084000000</dc:date>
    <meta:generator>LibreOffice/5.3.2.2$Windows_X86_64 LibreOffice_project/6cd4f1ef626f15116896b1d8e1398b56da0d0ee1</meta:generator>
    <meta:editing-duration>PT10S</meta:editing-duration>
    <meta:editing-cycles>1</meta:editing-cycles>
    <meta:document-statistic meta:table-count="1" meta:cell-count="181" meta:object-count="0"/>
  </office:meta>
</office:document-meta>
</file>